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B0000012C25093A87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12C0000012B8BD43765.png" manifest:media-type="image/png"/>
  <manifest:file-entry manifest:full-path="Pictures/100000000000007B0000007B2A80E7DB.gif" manifest:media-type="image/gif"/>
  <manifest:file-entry manifest:full-path="Pictures/10000201000001140000012C76D41E36.png" manifest:media-type="image/png"/>
  <manifest:file-entry manifest:full-path="Pictures/10000000000000760000007627A58627.gif" manifest:media-type="image/gif"/>
  <manifest:file-entry manifest:full-path="Pictures/100002010000012C000000AF1B6F633F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TablePreview2.svm" manifest:media-type=""/>
  <manifest:file-entry manifest:full-path="Pictures/100002010000012C000000DFFF22775B.png" manifest:media-type="image/png"/>
  <manifest:file-entry manifest:full-path="Pictures/100000000000007800000078171A3D7B.gif" manifest:media-type="image/gif"/>
  <manifest:file-entry manifest:full-path="Pictures/100002010000012C0000011D3CC6B740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2010000012A0000012C2B2303EC.png" manifest:media-type="image/png"/>
  <manifest:file-entry manifest:full-path="Pictures/TablePreview8.svm" manifest:media-type=""/>
  <manifest:file-entry manifest:full-path="Pictures/10000000000001930000008DAB8C20B3.png" manifest:media-type="image/png"/>
  <manifest:file-entry manifest:full-path="Pictures/TablePreview4.svm" manifest:media-type=""/>
  <manifest:file-entry manifest:full-path="Pictures/TablePreview10.svm" manifest:media-type=""/>
  <manifest:file-entry manifest:full-path="Pictures/100000000000006900000069C0381401.gif" manifest:media-type="image/gif"/>
  <manifest:file-entry manifest:full-path="Pictures/100000000000007E0000007E02CD2C8A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35cm" draw:marker-end-width="0.35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84d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37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eb613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76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77" style:family="graphic" style:parent-style-name="standard">
      <style:graphic-properties svg:stroke-width="0.02cm" draw:marker-start-width="0.23cm" draw:marker-end-width="0.23cm" draw:fill="solid" draw:fill-color="#ffff66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5.509cm" style:use-optimal-column-width="false"/>
    </style:style>
    <style:style style:name="co2" style:family="table-column">
      <style:table-column-properties style:column-width="5.508cm" style:use-optimal-column-width="false"/>
    </style:style>
    <style:style style:name="ro1" style:family="table-row">
      <style:table-row-properties style:row-height="4.53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2.27pt solid #000000"/>
      <style:text-properties fo:font-size="48pt" style:font-size-asian="48pt" style:font-size-complex="48pt"/>
    </style:style>
    <style:style style:name="ce2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none" fo:border-top="2.27pt solid #000000" fo:border-bottom="2.27pt solid #000000"/>
      <style:text-properties fo:font-size="48pt" style:font-size-asian="48pt" style:font-size-complex="48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-left="2.27pt solid #000000" fo:border-right="2.27pt solid #000000" fo:border-top="none" fo:border-bottom="2.27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5cm" svg:height="2.75cm" svg:x="30cm" svg:y="1cm">
          <draw:text-box>
            <text:p>s 2</text:p>
          </draw:text-box>
        </draw:frame>
        <draw:frame draw:style-name="gr5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1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6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6" draw:text-style-name="P1" draw:layer="layout" svg:width="4.061cm" svg:height="1.625cm" svg:x="30.439cm" svg:y="2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439cm" svg:y1="3.687cm" svg:x2="34.499cm" svg:y2="3.687cm">
              <text:p/>
            </draw:line>
            <draw:line draw:style-name="gr8" draw:text-style-name="P1" draw:layer="layout" svg:x1="31.251cm" svg:y1="2.875cm" svg:x2="31.251cm" svg:y2="4.5cm">
              <text:p/>
            </draw:line>
            <draw:line draw:style-name="gr8" draw:text-style-name="P1" draw:layer="layout" svg:x1="32.063cm" svg:y1="2.875cm" svg:x2="32.063cm" svg:y2="4.5cm">
              <text:p/>
            </draw:line>
            <draw:line draw:style-name="gr8" draw:text-style-name="P1" draw:layer="layout" svg:x1="32.875cm" svg:y1="2.875cm" svg:x2="32.875cm" svg:y2="4.5cm">
              <text:p/>
            </draw:line>
            <draw:line draw:style-name="gr8" draw:text-style-name="P1" draw:layer="layout" svg:x1="33.687cm" svg:y1="2.875cm" svg:x2="33.687cm" svg:y2="4.5cm">
              <text:p/>
            </draw:line>
          </draw:g>
          <draw:custom-shape draw:style-name="gr9" draw:text-style-name="P1" draw:layer="layout" svg:width="0.373cm" svg:height="0.372cm" svg:x="30.671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39cm" svg:y="11.3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2.187cm" svg:x2="16.799cm" svg:y2="12.187cm">
              <text:p/>
            </draw:line>
            <draw:line draw:style-name="gr8" draw:text-style-name="P1" draw:layer="layout" svg:x1="13.551cm" svg:y1="11.375cm" svg:x2="13.551cm" svg:y2="13cm">
              <text:p/>
            </draw:line>
            <draw:line draw:style-name="gr8" draw:text-style-name="P1" draw:layer="layout" svg:x1="14.363cm" svg:y1="11.375cm" svg:x2="14.363cm" svg:y2="13cm">
              <text:p/>
            </draw:line>
            <draw:line draw:style-name="gr8" draw:text-style-name="P1" draw:layer="layout" svg:x1="15.175cm" svg:y1="11.375cm" svg:x2="15.175cm" svg:y2="13cm">
              <text:p/>
            </draw:line>
            <draw:line draw:style-name="gr8" draw:text-style-name="P1" draw:layer="layout" svg:x1="15.986cm" svg:y1="11.375cm" svg:x2="15.986cm" svg:y2="13cm">
              <text:p/>
            </draw:line>
          </draw:g>
          <draw:custom-shape draw:style-name="gr9" draw:text-style-name="P1" draw:layer="layout" svg:width="0.373cm" svg:height="0.373cm" svg:x="12.971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6cm" svg:height="0.373cm" svg:x="13.793cm" svg:y="11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2cm" svg:x="7.1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6.687cm" svg:x2="11.199cm" svg:y2="16.687cm">
              <text:p/>
            </draw:line>
            <draw:line draw:style-name="gr8" draw:text-style-name="P1" draw:layer="layout" svg:x1="7.951cm" svg:y1="15.875cm" svg:x2="7.951cm" svg:y2="17.5cm">
              <text:p/>
            </draw:line>
            <draw:line draw:style-name="gr8" draw:text-style-name="P1" draw:layer="layout" svg:x1="8.764cm" svg:y1="15.875cm" svg:x2="8.764cm" svg:y2="17.5cm">
              <text:p/>
            </draw:line>
            <draw:line draw:style-name="gr8" draw:text-style-name="P1" draw:layer="layout" svg:x1="9.576cm" svg:y1="15.875cm" svg:x2="9.576cm" svg:y2="17.5cm">
              <text:p/>
            </draw:line>
            <draw:line draw:style-name="gr8" draw:text-style-name="P1" draw:layer="layout" svg:x1="10.387cm" svg:y1="15.875cm" svg:x2="10.387cm" svg:y2="17.5cm">
              <text:p/>
            </draw:line>
          </draw:g>
          <draw:custom-shape draw:style-name="gr9" draw:text-style-name="P1" draw:layer="layout" svg:width="0.372cm" svg:height="0.373cm" svg:x="7.372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8.19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9.017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18.2cm" svg:y="15.8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01cm" svg:y1="16.687cm" svg:x2="22.261cm" svg:y2="16.687cm">
              <text:p/>
            </draw:line>
            <draw:line draw:style-name="gr8" draw:text-style-name="P1" draw:layer="layout" svg:x1="19.013cm" svg:y1="15.875cm" svg:x2="19.013cm" svg:y2="17.5cm">
              <text:p/>
            </draw:line>
            <draw:line draw:style-name="gr8" draw:text-style-name="P1" draw:layer="layout" svg:x1="19.825cm" svg:y1="15.875cm" svg:x2="19.825cm" svg:y2="17.5cm">
              <text:p/>
            </draw:line>
            <draw:line draw:style-name="gr8" draw:text-style-name="P1" draw:layer="layout" svg:x1="20.637cm" svg:y1="15.875cm" svg:x2="20.637cm" svg:y2="17.5cm">
              <text:p/>
            </draw:line>
            <draw:line draw:style-name="gr8" draw:text-style-name="P1" draw:layer="layout" svg:x1="21.449cm" svg:y1="15.875cm" svg:x2="21.449cm" svg:y2="17.5cm">
              <text:p/>
            </draw:line>
          </draw:g>
          <draw:custom-shape draw:style-name="gr9" draw:text-style-name="P1" draw:layer="layout" svg:width="0.372cm" svg:height="0.373cm" svg:x="18.434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19.256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9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902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1.643cm" svg:y="16.1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2cm" svg:height="0.374cm" svg:x="18.434cm" svg:y="16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5cm" svg:x="12.74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7.312cm" svg:x2="16.799cm" svg:y2="7.312cm">
              <text:p/>
            </draw:line>
            <draw:line draw:style-name="gr8" draw:text-style-name="P1" draw:layer="layout" svg:x1="13.551cm" svg:y1="6.5cm" svg:x2="13.551cm" svg:y2="8.125cm">
              <text:p/>
            </draw:line>
            <draw:line draw:style-name="gr8" draw:text-style-name="P1" draw:layer="layout" svg:x1="14.364cm" svg:y1="6.5cm" svg:x2="14.364cm" svg:y2="8.125cm">
              <text:p/>
            </draw:line>
            <draw:line draw:style-name="gr8" draw:text-style-name="P1" draw:layer="layout" svg:x1="15.176cm" svg:y1="6.5cm" svg:x2="15.176cm" svg:y2="8.125cm">
              <text:p/>
            </draw:line>
            <draw:line draw:style-name="gr8" draw:text-style-name="P1" draw:layer="layout" svg:x1="15.988cm" svg:y1="6.5cm" svg:x2="15.988cm" svg:y2="8.125cm">
              <text:p/>
            </draw:line>
          </draw:g>
          <draw:custom-shape draw:style-name="gr9" draw:text-style-name="P1" draw:layer="layout" svg:width="0.373cm" svg:height="0.374cm" svg:x="12.972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8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5.44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6.183cm" svg:y="6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12.972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3.795cm" svg:y="7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12.312cm" svg:x2="22.26cm" svg:y2="12.312cm">
              <text:p/>
            </draw:line>
            <draw:line draw:style-name="gr8" draw:text-style-name="P1" draw:layer="layout" svg:x1="19.012cm" svg:y1="11.5cm" svg:x2="19.012cm" svg:y2="13.125cm">
              <text:p/>
            </draw:line>
            <draw:line draw:style-name="gr8" draw:text-style-name="P1" draw:layer="layout" svg:x1="19.824cm" svg:y1="11.5cm" svg:x2="19.824cm" svg:y2="13.125cm">
              <text:p/>
            </draw:line>
            <draw:line draw:style-name="gr8" draw:text-style-name="P1" draw:layer="layout" svg:x1="20.636cm" svg:y1="11.5cm" svg:x2="20.636cm" svg:y2="13.125cm">
              <text:p/>
            </draw:line>
            <draw:line draw:style-name="gr8" draw:text-style-name="P1" draw:layer="layout" svg:x1="21.448cm" svg:y1="11.5cm" svg:x2="21.448cm" svg:y2="13.125cm">
              <text:p/>
            </draw:line>
          </draw:g>
          <draw:custom-shape draw:style-name="gr9" draw:text-style-name="P1" draw:layer="layout" svg:width="0.374cm" svg:height="0.374cm" svg:x="18.432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9.255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078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3cm" svg:y="11.7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8.432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19.255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20.078cm" svg:y="12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7.14cm" svg:y="11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12.313cm" svg:x2="11.199cm" svg:y2="12.313cm">
              <text:p/>
            </draw:line>
            <draw:line draw:style-name="gr8" draw:text-style-name="P1" draw:layer="layout" svg:x1="7.951cm" svg:y1="11.501cm" svg:x2="7.951cm" svg:y2="13.126cm">
              <text:p/>
            </draw:line>
            <draw:line draw:style-name="gr8" draw:text-style-name="P1" draw:layer="layout" svg:x1="8.764cm" svg:y1="11.501cm" svg:x2="8.764cm" svg:y2="13.126cm">
              <text:p/>
            </draw:line>
            <draw:line draw:style-name="gr8" draw:text-style-name="P1" draw:layer="layout" svg:x1="9.575cm" svg:y1="11.501cm" svg:x2="9.575cm" svg:y2="13.126cm">
              <text:p/>
            </draw:line>
            <draw:line draw:style-name="gr8" draw:text-style-name="P1" draw:layer="layout" svg:x1="10.387cm" svg:y1="11.501cm" svg:x2="10.387cm" svg:y2="13.126cm">
              <text:p/>
            </draw:line>
          </draw:g>
          <draw:custom-shape draw:style-name="gr9" draw:text-style-name="P1" draw:layer="layout" svg:width="0.373cm" svg:height="0.374cm" svg:x="7.37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8.194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017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9.839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11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5cm" svg:x="7.372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5cm" svg:x="8.194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017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5cm" svg:x="9.839cm" svg:y="12.4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1cm" svg:height="1.625cm" svg:x="7.139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39cm" svg:y1="7.313cm" svg:x2="11.199cm" svg:y2="7.313cm">
              <text:p/>
            </draw:line>
            <draw:line draw:style-name="gr8" draw:text-style-name="P1" draw:layer="layout" svg:x1="7.951cm" svg:y1="6.5cm" svg:x2="7.951cm" svg:y2="8.125cm">
              <text:p/>
            </draw:line>
            <draw:line draw:style-name="gr8" draw:text-style-name="P1" draw:layer="layout" svg:x1="8.764cm" svg:y1="6.5cm" svg:x2="8.764cm" svg:y2="8.125cm">
              <text:p/>
            </draw:line>
            <draw:line draw:style-name="gr8" draw:text-style-name="P1" draw:layer="layout" svg:x1="9.576cm" svg:y1="6.5cm" svg:x2="9.576cm" svg:y2="8.125cm">
              <text:p/>
            </draw:line>
            <draw:line draw:style-name="gr8" draw:text-style-name="P1" draw:layer="layout" svg:x1="10.387cm" svg:y1="6.5cm" svg:x2="10.387cm" svg:y2="8.125cm">
              <text:p/>
            </draw:line>
          </draw:g>
          <draw:custom-shape draw:style-name="gr9" draw:text-style-name="P1" draw:layer="layout" svg:width="0.373cm" svg:height="0.374cm" svg:x="7.37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8.194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9.017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9.841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0.582cm" svg:y="6.7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4cm" svg:x="12.739cm" svg:y="15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739cm" svg:y1="16.688cm" svg:x2="16.799cm" svg:y2="16.688cm">
              <text:p/>
            </draw:line>
            <draw:line draw:style-name="gr8" draw:text-style-name="P1" draw:layer="layout" svg:x1="13.55cm" svg:y1="15.876cm" svg:x2="13.55cm" svg:y2="17.501cm">
              <text:p/>
            </draw:line>
            <draw:line draw:style-name="gr8" draw:text-style-name="P1" draw:layer="layout" svg:x1="14.363cm" svg:y1="15.876cm" svg:x2="14.363cm" svg:y2="17.501cm">
              <text:p/>
            </draw:line>
            <draw:line draw:style-name="gr8" draw:text-style-name="P1" draw:layer="layout" svg:x1="15.175cm" svg:y1="15.876cm" svg:x2="15.175cm" svg:y2="17.501cm">
              <text:p/>
            </draw:line>
            <draw:line draw:style-name="gr8" draw:text-style-name="P1" draw:layer="layout" svg:x1="15.986cm" svg:y1="15.876cm" svg:x2="15.986cm" svg:y2="17.501cm">
              <text:p/>
            </draw:line>
          </draw:g>
          <draw:custom-shape draw:style-name="gr9" draw:text-style-name="P1" draw:layer="layout" svg:width="0.373cm" svg:height="0.374cm" svg:x="12.971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3.793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4.616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5.44cm" svg:y="16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06cm" svg:height="1.623cm" svg:x="18.2cm" svg:y="6.3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2cm" svg:y1="7.187cm" svg:x2="22.26cm" svg:y2="7.187cm">
              <text:p/>
            </draw:line>
            <draw:line draw:style-name="gr8" draw:text-style-name="P1" draw:layer="layout" svg:x1="19.012cm" svg:y1="6.375cm" svg:x2="19.012cm" svg:y2="8cm">
              <text:p/>
            </draw:line>
            <draw:line draw:style-name="gr8" draw:text-style-name="P1" draw:layer="layout" svg:x1="19.824cm" svg:y1="6.375cm" svg:x2="19.824cm" svg:y2="8cm">
              <text:p/>
            </draw:line>
            <draw:line draw:style-name="gr8" draw:text-style-name="P1" draw:layer="layout" svg:x1="20.636cm" svg:y1="6.375cm" svg:x2="20.636cm" svg:y2="8cm">
              <text:p/>
            </draw:line>
            <draw:line draw:style-name="gr8" draw:text-style-name="P1" draw:layer="layout" svg:x1="21.448cm" svg:y1="6.375cm" svg:x2="21.448cm" svg:y2="8cm">
              <text:p/>
            </draw:line>
          </draw:g>
          <draw:custom-shape draw:style-name="gr9" draw:text-style-name="P1" draw:layer="layout" svg:width="0.374cm" svg:height="0.373cm" svg:x="18.432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19.255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3cm" svg:x="20.078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3cm" svg:x="20.901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3cm" svg:x="21.644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18.432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19.255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5cm" svg:height="0.374cm" svg:x="20.078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4cm" svg:height="0.374cm" svg:x="20.901cm" svg:y="7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73cm" svg:height="0.374cm" svg:x="21.644cm" svg:y="7.3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1" draw:layer="layout" svg:width="2.018cm" svg:height="1.5cm" svg:x="1.081cm" svg:y="15.875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2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4" draw:layer="layout" svg:width="4.5cm" svg:height="2.75cm" svg:x="30cm" svg:y="1cm">
          <draw:text-box>
            <text:p>s 3</text:p>
          </draw:text-box>
        </draw:frame>
        <draw:g>
          <draw:custom-shape draw:style-name="gr11" draw:text-style-name="P1" draw:layer="layout" svg:width="1.975cm" svg:height="1.976cm" svg:x="13.52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3.83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313cm" svg:y="11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14.78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6cm" svg:x="14.789cm" svg:y="11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3.839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9.52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10.315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20.968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1.442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18cm" svg:y="6.5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8.314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7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9.262cm" svg:y="6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7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6.935cm" svg:y="6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7.249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7.724cm" svg:y="7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197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8.197cm" svg:y="6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249cm" svg:y="7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8.025cm" svg:y="11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339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9.289cm" svg:y="1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5.093cm" svg:y="15.50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407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5.881cm" svg:y="16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6.356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6.356cm" svg:y="15.8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5.407cm" svg:y="16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6cm" svg:height="1.976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3.289cm" svg:y="1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6cm" svg:x="13.764cm" svg:y="1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2.816cm" svg:y="16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9cm" svg:y="15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31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4cm" svg:x="20.26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20.264cm" svg:y="1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9.314cm" svg:y="16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5cm" svg:x="14cm" svg:y="6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14.314cm" svg:y="6.8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14.788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4cm" svg:height="0.395cm" svg:x="15.264cm" svg:y="7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9.654cm" svg:y="15.50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9.968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4cm" svg:x="10.917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10.917cm" svg:y="15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4cm" svg:x="9.968cm" svg:y="16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5cm" svg:x="20.654cm" svg:y="11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20.968cm" svg:y="11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5cm" svg:height="0.395cm" svg:x="21.917cm" svg:y="12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4cm" svg:x="7.789cm" svg:y="16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8.262cm" svg:y="15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6cm" svg:x="7.314cm" svg:y="16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4cm" svg:height="1.976cm" svg:x="18cm" svg:y="11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3cm" svg:height="0.396cm" svg:x="18.789cm" svg:y="11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9.262cm" svg:y="11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96cm" svg:height="0.395cm" svg:x="18.314cm" svg:y="12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975cm" svg:height="1.974cm" svg:x="30.025cm" svg:y="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95cm" svg:height="0.396cm" svg:x="30.815cm" svg:y="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style-name="gr4" draw:layer="layout" svg:width="4.5cm" svg:height="2.75cm" svg:x="30cm" svg:y="1cm">
          <draw:text-box>
            <text:p>s 4</text:p>
          </draw:text-box>
        </draw:frame>
        <draw:g>
          <draw:g>
            <draw:custom-shape draw:style-name="gr13" draw:text-style-name="P1" draw:layer="layout" svg:width="4.177cm" svg:height="1.671cm" svg:x="12.5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5cm" svg:y1="11.997cm" svg:x2="16.677cm" svg:y2="11.997cm">
              <text:p/>
            </draw:line>
            <draw:line draw:style-name="gr15" draw:text-style-name="P1" draw:layer="layout" svg:x1="13.336cm" svg:y1="11.162cm" svg:x2="13.336cm" svg:y2="12.833cm">
              <text:p/>
            </draw:line>
            <draw:line draw:style-name="gr15" draw:text-style-name="P1" draw:layer="layout" svg:x1="14.171cm" svg:y1="11.162cm" svg:x2="14.171cm" svg:y2="12.833cm">
              <text:p/>
            </draw:line>
            <draw:line draw:style-name="gr15" draw:text-style-name="P1" draw:layer="layout" svg:x1="15.006cm" svg:y1="11.162cm" svg:x2="15.006cm" svg:y2="12.833cm">
              <text:p/>
            </draw:line>
            <draw:line draw:style-name="gr15" draw:text-style-name="P1" draw:layer="layout" svg:x1="15.842cm" svg:y1="11.162cm" svg:x2="15.842cm" svg:y2="12.833cm">
              <text:p/>
            </draw:line>
          </draw:g>
          <draw:custom-shape draw:style-name="gr12" draw:text-style-name="P1" draw:layer="layout" svg:width="0.835cm" svg:height="0.167cm" svg:x="13.3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3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0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2.739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2.739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585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432cm" svg:y="12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1.1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1.997cm" svg:x2="11.177cm" svg:y2="11.997cm">
              <text:p/>
            </draw:line>
            <draw:line draw:style-name="gr15" draw:text-style-name="P1" draw:layer="layout" svg:x1="7.836cm" svg:y1="11.162cm" svg:x2="7.836cm" svg:y2="12.833cm">
              <text:p/>
            </draw:line>
            <draw:line draw:style-name="gr15" draw:text-style-name="P1" draw:layer="layout" svg:x1="8.671cm" svg:y1="11.162cm" svg:x2="8.671cm" svg:y2="12.833cm">
              <text:p/>
            </draw:line>
            <draw:line draw:style-name="gr15" draw:text-style-name="P1" draw:layer="layout" svg:x1="9.506cm" svg:y1="11.162cm" svg:x2="9.506cm" svg:y2="12.833cm">
              <text:p/>
            </draw:line>
            <draw:line draw:style-name="gr15" draw:text-style-name="P1" draw:layer="layout" svg:x1="10.342cm" svg:y1="11.162cm" svg:x2="10.342cm" svg:y2="12.833cm">
              <text:p/>
            </draw:line>
          </draw:g>
          <draw:custom-shape draw:style-name="gr12" draw:text-style-name="P1" draw:layer="layout" svg:width="0.835cm" svg:height="0.167cm" svg:x="7.83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0.9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2.8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2.8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7.23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1.4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3" draw:text-style-name="P1" draw:layer="layout" svg:width="4.177cm" svg:height="1.671cm" svg:x="30.323cm" svg:y="2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4" draw:text-style-name="P1" draw:layer="layout" svg:x1="30.323cm" svg:y1="3.502cm" svg:x2="34.5cm" svg:y2="3.502cm">
                <text:p/>
              </draw:line>
              <draw:line draw:style-name="gr15" draw:text-style-name="P1" draw:layer="layout" svg:x1="31.158cm" svg:y1="2.667cm" svg:x2="31.158cm" svg:y2="4.338cm">
                <text:p/>
              </draw:line>
              <draw:line draw:style-name="gr15" draw:text-style-name="P1" draw:layer="layout" svg:x1="31.994cm" svg:y1="2.667cm" svg:x2="31.994cm" svg:y2="4.338cm">
                <text:p/>
              </draw:line>
              <draw:line draw:style-name="gr15" draw:text-style-name="P1" draw:layer="layout" svg:x1="32.829cm" svg:y1="2.667cm" svg:x2="32.829cm" svg:y2="4.338cm">
                <text:p/>
              </draw:line>
              <draw:line draw:style-name="gr15" draw:text-style-name="P1" draw:layer="layout" svg:x1="33.664cm" svg:y1="2.667cm" svg:x2="33.664cm" svg:y2="4.338cm">
                <text:p/>
              </draw:line>
            </draw:g>
            <draw:custom-shape draw:style-name="gr12" draw:text-style-name="P1" draw:layer="layout" svg:width="0.836cm" svg:height="0.167cm" svg:x="31.158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2.5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6cm" svg:height="0.167cm" svg:x="31.158cm" svg:y="4.33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835cm" svg:height="0.167cm" svg:x="32.829cm" svg:y="4.33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1" draw:layer="layout" svg:width="0.384cm" svg:height="0.384cm" svg:x="30.562cm" svg:y="2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6.498cm" svg:x2="22.5cm" svg:y2="16.498cm">
              <text:p/>
            </draw:line>
            <draw:line draw:style-name="gr15" draw:text-style-name="P1" draw:layer="layout" svg:x1="19.159cm" svg:y1="15.662cm" svg:x2="19.159cm" svg:y2="17.333cm">
              <text:p/>
            </draw:line>
            <draw:line draw:style-name="gr15" draw:text-style-name="P1" draw:layer="layout" svg:x1="19.994cm" svg:y1="15.662cm" svg:x2="19.994cm" svg:y2="17.333cm">
              <text:p/>
            </draw:line>
            <draw:line draw:style-name="gr15" draw:text-style-name="P1" draw:layer="layout" svg:x1="20.829cm" svg:y1="15.662cm" svg:x2="20.829cm" svg:y2="17.333cm">
              <text:p/>
            </draw:line>
            <draw:line draw:style-name="gr15" draw:text-style-name="P1" draw:layer="layout" svg:x1="21.665cm" svg:y1="15.662cm" svg:x2="21.665cm" svg:y2="17.333cm">
              <text:p/>
            </draw:line>
          </draw:g>
          <draw:custom-shape draw:style-name="gr12" draw:text-style-name="P1" draw:layer="layout" svg:width="0.835cm" svg:height="0.167cm" svg:x="19.15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9.159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20.829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20.25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21.10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cm" svg:y="15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cm" svg:y1="16.498cm" svg:x2="11.177cm" svg:y2="16.498cm">
              <text:p/>
            </draw:line>
            <draw:line draw:style-name="gr15" draw:text-style-name="P1" draw:layer="layout" svg:x1="7.836cm" svg:y1="15.662cm" svg:x2="7.836cm" svg:y2="17.333cm">
              <text:p/>
            </draw:line>
            <draw:line draw:style-name="gr15" draw:text-style-name="P1" draw:layer="layout" svg:x1="8.671cm" svg:y1="15.662cm" svg:x2="8.671cm" svg:y2="17.333cm">
              <text:p/>
            </draw:line>
            <draw:line draw:style-name="gr15" draw:text-style-name="P1" draw:layer="layout" svg:x1="9.506cm" svg:y1="15.662cm" svg:x2="9.506cm" svg:y2="17.333cm">
              <text:p/>
            </draw:line>
            <draw:line draw:style-name="gr15" draw:text-style-name="P1" draw:layer="layout" svg:x1="10.342cm" svg:y1="15.662cm" svg:x2="10.342cm" svg:y2="17.333cm">
              <text:p/>
            </draw:line>
          </draw:g>
          <draw:custom-shape draw:style-name="gr12" draw:text-style-name="P1" draw:layer="layout" svg:width="0.835cm" svg:height="0.167cm" svg:x="7.83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5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7.836cm" svg:y="17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9.506cm" svg:y="17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23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085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8.93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9.779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0.542cm" svg:y="15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23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085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8.932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9.779cm" svg:y="16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8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823cm" svg:y1="7.497cm" svg:x2="17cm" svg:y2="7.497cm">
              <text:p/>
            </draw:line>
            <draw:line draw:style-name="gr15" draw:text-style-name="P1" draw:layer="layout" svg:x1="13.659cm" svg:y1="6.662cm" svg:x2="13.659cm" svg:y2="8.333cm">
              <text:p/>
            </draw:line>
            <draw:line draw:style-name="gr15" draw:text-style-name="P1" draw:layer="layout" svg:x1="14.494cm" svg:y1="6.662cm" svg:x2="14.494cm" svg:y2="8.333cm">
              <text:p/>
            </draw:line>
            <draw:line draw:style-name="gr15" draw:text-style-name="P1" draw:layer="layout" svg:x1="15.329cm" svg:y1="6.662cm" svg:x2="15.329cm" svg:y2="8.333cm">
              <text:p/>
            </draw:line>
            <draw:line draw:style-name="gr15" draw:text-style-name="P1" draw:layer="layout" svg:x1="16.165cm" svg:y1="6.662cm" svg:x2="16.165cm" svg:y2="8.333cm">
              <text:p/>
            </draw:line>
          </draw:g>
          <draw:custom-shape draw:style-name="gr12" draw:text-style-name="P1" draw:layer="layout" svg:width="0.835cm" svg:height="0.167cm" svg:x="13.65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3.659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5.3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3.0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3.9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4cm" svg:x="14.75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5.60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4cm" svg:x="16.365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3.0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3.9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6cm" svg:height="0.385cm" svg:x="14.75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5.60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6.365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2.636cm" svg:y="15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2.636cm" svg:y1="16.584cm" svg:x2="16.813cm" svg:y2="16.584cm">
              <text:p/>
            </draw:line>
            <draw:line draw:style-name="gr15" draw:text-style-name="P1" draw:layer="layout" svg:x1="13.471cm" svg:y1="15.749cm" svg:x2="13.471cm" svg:y2="17.42cm">
              <text:p/>
            </draw:line>
            <draw:line draw:style-name="gr15" draw:text-style-name="P1" draw:layer="layout" svg:x1="14.307cm" svg:y1="15.749cm" svg:x2="14.307cm" svg:y2="17.42cm">
              <text:p/>
            </draw:line>
            <draw:line draw:style-name="gr15" draw:text-style-name="P1" draw:layer="layout" svg:x1="15.142cm" svg:y1="15.749cm" svg:x2="15.142cm" svg:y2="17.42cm">
              <text:p/>
            </draw:line>
            <draw:line draw:style-name="gr15" draw:text-style-name="P1" draw:layer="layout" svg:x1="15.977cm" svg:y1="15.749cm" svg:x2="15.977cm" svg:y2="17.42cm">
              <text:p/>
            </draw:line>
          </draw:g>
          <draw:custom-shape draw:style-name="gr12" draw:text-style-name="P1" draw:layer="layout" svg:width="0.836cm" svg:height="0.167cm" svg:x="13.471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5.58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3.471cm" svg:y="17.4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15.142cm" svg:y="17.4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2.875cm" svg:y="15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2.875cm" svg:y="16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18.323cm" svg:y="11.1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18.323cm" svg:y1="12.003cm" svg:x2="22.5cm" svg:y2="12.003cm">
              <text:p/>
            </draw:line>
            <draw:line draw:style-name="gr15" draw:text-style-name="P1" draw:layer="layout" svg:x1="19.158cm" svg:y1="11.167cm" svg:x2="19.158cm" svg:y2="12.838cm">
              <text:p/>
            </draw:line>
            <draw:line draw:style-name="gr15" draw:text-style-name="P1" draw:layer="layout" svg:x1="19.994cm" svg:y1="11.167cm" svg:x2="19.994cm" svg:y2="12.838cm">
              <text:p/>
            </draw:line>
            <draw:line draw:style-name="gr15" draw:text-style-name="P1" draw:layer="layout" svg:x1="20.829cm" svg:y1="11.167cm" svg:x2="20.829cm" svg:y2="12.838cm">
              <text:p/>
            </draw:line>
            <draw:line draw:style-name="gr15" draw:text-style-name="P1" draw:layer="layout" svg:x1="21.664cm" svg:y1="11.167cm" svg:x2="21.664cm" svg:y2="12.838cm">
              <text:p/>
            </draw:line>
          </draw:g>
          <draw:custom-shape draw:style-name="gr12" draw:text-style-name="P1" draw:layer="layout" svg:width="0.836cm" svg:height="0.167cm" svg:x="19.158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12.8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12.8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5cm" svg:x="18.562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11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12.1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3" draw:text-style-name="P1" draw:layer="layout" svg:width="4.177cm" svg:height="1.671cm" svg:x="7.323cm" svg:y="6.6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4" draw:text-style-name="P1" draw:layer="layout" svg:x1="7.323cm" svg:y1="7.498cm" svg:x2="11.5cm" svg:y2="7.498cm">
              <text:p/>
            </draw:line>
            <draw:line draw:style-name="gr15" draw:text-style-name="P1" draw:layer="layout" svg:x1="8.158cm" svg:y1="6.662cm" svg:x2="8.158cm" svg:y2="8.333cm">
              <text:p/>
            </draw:line>
            <draw:line draw:style-name="gr15" draw:text-style-name="P1" draw:layer="layout" svg:x1="8.994cm" svg:y1="6.662cm" svg:x2="8.994cm" svg:y2="8.333cm">
              <text:p/>
            </draw:line>
            <draw:line draw:style-name="gr15" draw:text-style-name="P1" draw:layer="layout" svg:x1="9.829cm" svg:y1="6.662cm" svg:x2="9.829cm" svg:y2="8.333cm">
              <text:p/>
            </draw:line>
            <draw:line draw:style-name="gr15" draw:text-style-name="P1" draw:layer="layout" svg:x1="10.664cm" svg:y1="6.662cm" svg:x2="10.664cm" svg:y2="8.333cm">
              <text:p/>
            </draw:line>
          </draw:g>
          <draw:custom-shape draw:style-name="gr12" draw:text-style-name="P1" draw:layer="layout" svg:width="0.836cm" svg:height="0.167cm" svg:x="8.158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6.49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8.158cm" svg:y="8.33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9.829cm" svg:y="8.3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7.562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8.408cm" svg:y="6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7.562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8.408cm" svg:y="7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4.177cm" svg:height="1.671cm" svg:x="18.323cm" svg:y="6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" draw:layer="layout" svg:x1="18.323cm" svg:y1="7.502cm" svg:x2="22.5cm" svg:y2="7.502cm">
            <text:p/>
          </draw:line>
          <draw:line draw:style-name="gr17" draw:text-style-name="P1" draw:layer="layout" svg:x1="19.158cm" svg:y1="6.667cm" svg:x2="19.158cm" svg:y2="8.338cm">
            <text:p/>
          </draw:line>
          <draw:line draw:style-name="gr17" draw:text-style-name="P1" draw:layer="layout" svg:x1="19.994cm" svg:y1="6.667cm" svg:x2="19.994cm" svg:y2="8.338cm">
            <text:p/>
          </draw:line>
          <draw:line draw:style-name="gr17" draw:text-style-name="P1" draw:layer="layout" svg:x1="20.829cm" svg:y1="6.667cm" svg:x2="20.829cm" svg:y2="8.338cm">
            <text:p/>
          </draw:line>
          <draw:line draw:style-name="gr17" draw:text-style-name="P1" draw:layer="layout" svg:x1="21.664cm" svg:y1="6.667cm" svg:x2="21.664cm" svg:y2="8.338cm">
            <text:p/>
          </draw:line>
          <draw:custom-shape draw:style-name="gr12" draw:text-style-name="P1" draw:layer="layout" svg:width="0.836cm" svg:height="0.167cm" svg:x="19.158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6cm" svg:height="0.167cm" svg:x="19.158cm" svg:y="8.33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835cm" svg:height="0.167cm" svg:x="20.829cm" svg:y="8.3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384cm" svg:height="0.384cm" svg:x="18.562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19.408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4cm" svg:x="20.255cm" svg:y="6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4cm" svg:height="0.385cm" svg:x="18.562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385cm" svg:height="0.385cm" svg:x="19.408cm" svg:y="7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layer="layout" svg:width="4.5cm" svg:height="2.75cm" svg:x="30cm" svg:y="1cm">
          <draw:text-box>
            <text:p>s 5</text:p>
          </draw:text-box>
        </draw:frame>
        <draw:frame draw:style-name="gr18" draw:text-style-name="P1" draw:layer="layout" svg:width="2.32cm" svg:height="2.32cm" svg:x="18cm" svg:y="11.09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76cm" svg:height="2.376cm" svg:x="14.624cm" svg:y="15.5cm">
          <draw:image xlink:href="Pictures/10000000000000760000007627A58627.gif" xlink:type="simple" xlink:show="embed" xlink:actuate="onLoad">
            <text:p/>
          </draw:image>
        </draw:frame>
        <draw:frame draw:style-name="gr19" draw:text-style-name="P1" draw:layer="layout" svg:width="2.417cm" svg:height="2.416cm" svg:x="20.328cm" svg:y="11cm">
          <draw:image xlink:href="Pictures/100000000000007800000078171A3D7B.gif" xlink:type="simple" xlink:show="embed" xlink:actuate="onLoad">
            <text:p/>
          </draw:image>
        </draw:frame>
        <draw:frame draw:style-name="gr19" draw:text-style-name="P1" draw:layer="layout" svg:width="2.237cm" svg:height="2.235cm" svg:x="9.477cm" svg:y="10.5cm">
          <draw:image xlink:href="Pictures/100000000000007B0000007B2A80E7DB.gif" xlink:type="simple" xlink:show="embed" xlink:actuate="onLoad">
            <text:p/>
          </draw:image>
        </draw:frame>
        <draw:frame draw:style-name="gr19" draw:text-style-name="P1" draw:layer="layout" svg:width="2.175cm" svg:height="2.176cm" svg:x="9.425cm" svg:y="6.562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722cm" svg:height="2.719cm" svg:x="7.778cm" svg:y="15.281cm">
          <draw:image xlink:href="Pictures/100000000000007800000078171A3D7B.gif" xlink:type="simple" xlink:show="embed" xlink:actuate="onLoad">
            <text:p/>
          </draw:image>
        </draw:frame>
        <draw:frame draw:style-name="gr18" draw:text-style-name="P1" draw:layer="layout" svg:width="2.518cm" svg:height="2.515cm" svg:x="19cm" svg:y="5.985cm">
          <draw:image xlink:href="Pictures/100000000000007B0000007B2A80E7DB.gif" xlink:type="simple" xlink:show="embed" xlink:actuate="onLoad">
            <text:p/>
          </draw:image>
        </draw:frame>
        <draw:frame draw:style-name="gr18" draw:text-style-name="P1" draw:layer="layout" svg:width="2.612cm" svg:height="2.613cm" svg:x="18.888cm" svg:y="15.387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6.885cm" svg:y="6.5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1cm" svg:x="12.167cm" svg:y="15.586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2cm" svg:x="7cm" svg:y="10.509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321cm" svg:height="2.32cm" svg:x="12.5cm" svg:y="6.18cm">
          <draw:image xlink:href="Pictures/100000000000007E0000007E02CD2C8A.gif" xlink:type="simple" xlink:show="embed" xlink:actuate="onLoad">
            <text:p/>
          </draw:image>
        </draw:frame>
        <draw:frame draw:style-name="gr19" draw:text-style-name="P1" draw:layer="layout" svg:width="2.321cm" svg:height="2.32cm" svg:x="14.793cm" svg:y="6.18cm">
          <draw:image xlink:href="Pictures/100000000000007E0000007E02CD2C8A.gif" xlink:type="simple" xlink:show="embed" xlink:actuate="onLoad">
            <text:p/>
          </draw:image>
        </draw:frame>
        <draw:frame draw:style-name="gr18" draw:text-style-name="P1" draw:layer="layout" svg:width="2.675cm" svg:height="2.675cm" svg:x="13.325cm" svg:y="10.5cm">
          <draw:image xlink:href="Pictures/10000000000000760000007627A58627.gif" xlink:type="simple" xlink:show="embed" xlink:actuate="onLoad">
            <text:p/>
          </draw:image>
        </draw:frame>
        <draw:frame draw:style-name="gr18" draw:text-style-name="P1" draw:layer="layout" svg:width="2.447cm" svg:height="2.448cm" svg:x="-13.367cm" svg:y="-0.08cm">
          <draw:image xlink:href="Pictures/100000000000006900000069C0381401.gif" xlink:type="simple" xlink:show="embed" xlink:actuate="onLoad">
            <text:p/>
          </draw:image>
        </draw:frame>
        <draw:frame draw:style-name="gr18" draw:text-style-name="P1" draw:layer="layout" svg:width="2.175cm" svg:height="2.176cm" svg:x="30.999cm" svg:y="2.824cm">
          <draw:image xlink:href="Pictures/100000000000006900000069C0381401.gif" xlink:type="simple" xlink:show="embed" xlink:actuate="onLoad">
            <text:p/>
          </draw:image>
        </draw:fram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4" draw:layer="layout" svg:width="4.5cm" svg:height="2.75cm" svg:x="30cm" svg:y="1cm">
          <draw:text-box>
            <text:p>s 6</text:p>
          </draw:text-box>
        </draw:frame>
        <draw:g>
          <draw:custom-shape draw:style-name="gr20" draw:text-style-name="P1" draw:layer="layout" svg:width="0.857cm" svg:height="0.857cm" svg:x="7.214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7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" draw:text-style-name="P3" draw:layer="layout" svg:width="0.857cm" svg:height="0.857cm" svg:x="19.286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out" svg:width="0.857cm" svg:height="0.857cm" svg:x="20.14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" draw:layer="layout" svg:width="0.857cm" svg:height="0.857cm" svg:x="13.071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" draw:layer="layout" svg:width="0.857cm" svg:height="0.857cm" svg:x="13.928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draw:layer="layout" svg:width="0.857cm" svg:height="0.857cm" svg:x="14.78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" draw:layer="layout" svg:width="0.858cm" svg:height="0.857cm" svg:x="15.642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3" draw:layer="layout" svg:width="0.857cm" svg:height="0.858cm" svg:x="8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3" draw:layer="layout" svg:width="0.857cm" svg:height="0.858cm" svg:x="8.857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" draw:layer="layout" svg:width="0.857cm" svg:height="0.858cm" svg:x="9.714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3" draw:layer="layout" svg:width="0.857cm" svg:height="0.857cm" svg:x="12.714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3" draw:layer="layout" svg:width="0.857cm" svg:height="0.857cm" svg:x="13.571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" draw:layer="layout" svg:width="0.857cm" svg:height="0.857cm" svg:x="14.428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3" draw:layer="layout" svg:width="0.858cm" svg:height="0.857cm" svg:x="15.285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" draw:layer="layout" svg:width="0.857cm" svg:height="0.857cm" svg:x="16.143cm" svg:y="7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" draw:layer="layout" svg:width="0.857cm" svg:height="0.858cm" svg:x="7.214cm" svg:y="16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" draw:text-style-name="P1" draw:layer="layout" svg:width="0.857cm" svg:height="0.857cm" svg:x="12.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3.3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8cm" svg:x="7.214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8cm" svg:x="8.071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8.929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8cm" svg:x="9.786cm" svg:y="7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0.857cm" svg:height="0.857cm" svg:x="18.214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8cm" svg:height="0.857cm" svg:x="19.071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57cm" svg:height="0.857cm" svg:x="19.929cm" svg:y="7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2.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3.3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4.2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0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5.9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8cm" svg:x="18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8cm" svg:x="19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19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0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8cm" svg:x="21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7.214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8.071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8.929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9.786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0.643cm" svg:y="6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" draw:layer="layout" svg:width="0.857cm" svg:height="0.857cm" svg:x="18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8cm" svg:height="0.857cm" svg:x="18.857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19.715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0.572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857cm" svg:height="0.857cm" svg:x="21.429cm" svg:y="11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frame draw:style-name="gr4" draw:layer="layout" svg:width="4.5cm" svg:height="2.75cm" svg:x="30cm" svg:y="1cm">
          <draw:text-box>
            <text:p>s 7</text:p>
          </draw:text-box>
        </draw:frame>
        <draw:custom-shape draw:style-name="gr36" draw:text-style-name="P1" draw:layer="layout" svg:width="1.273cm" svg:height="1.273cm" svg:x="8.378cm" svg:y="16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7.529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273cm" svg:height="1.274cm" svg:x="9.227cm" svg:y="14.95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3cm" svg:y="10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455cm" svg:height="1.455cm" svg:x="14.94cm" svg:y="11.7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2.547cm" svg:height="2.546cm" svg:x="30.453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8.896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10.518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9.633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6cm" svg:height="1.106cm" svg:x="7.2cm" svg:y="5.9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1.105cm" svg:height="1.106cm" svg:x="7.938cm" svg:y="7.39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906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0.151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8cm" svg:x="9.472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7.604cm" svg:y="11.3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8cm" svg:height="0.848cm" svg:x="8.171cm" svg:y="12.5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9.529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8.227cm" svg:y="10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1.051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20.372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18.504cm" svg:y="15.7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8cm" svg:x="19.07cm" svg:y="16.9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49cm" svg:height="0.849cm" svg:x="20.429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1" draw:layer="layout" svg:width="0.85cm" svg:height="0.849cm" svg:x="19.126cm" svg:y="14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36" draw:text-style-name="P1" draw:layer="layout" svg:width="1.116cm" svg:height="1.116cm" svg:x="19.877cm" svg:y="7.78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7cm" svg:height="1.116cm" svg:x="19.862cm" svg:y="5.8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5cm" svg:height="1.116cm" svg:x="18.4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1.116cm" svg:height="1.116cm" svg:x="21.256cm" svg:y="6.8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21.057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20.126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9.009cm" svg:y="11.29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9.079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21.082cm" svg:y="12.1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0.047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21.048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4cm" svg:x="19cm" svg:y="10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20.047cm" svg:y="11.3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83cm" svg:height="0.682cm" svg:x="15.293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4.362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3.245cm" svg:y="6.9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2cm" svg:x="13.314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2cm" svg:x="15.318cm" svg:y="7.81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2cm" svg:height="0.683cm" svg:x="14.283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3cm" svg:height="0.683cm" svg:x="15.284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84cm" svg:height="0.683cm" svg:x="13.235cm" svg:y="6.16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36" draw:text-style-name="P1" draw:layer="layout" svg:width="0.674cm" svg:height="0.674cm" svg:x="14.633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688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5.031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3cm" svg:height="0.674cm" svg:x="13.6cm" svg:y="16.462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.997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5cm" svg:height="0.674cm" svg:x="14.23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5.285cm" svg:y="15.67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4.755cm" svg:y="14.94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6.106cm" svg:y="17.30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6" draw:text-style-name="P1" draw:layer="layout" svg:width="0.674cm" svg:height="0.674cm" svg:x="13cm" svg:y="17.32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custom-shape draw:style-name="gr37" draw:text-style-name="P1" draw:layer="layout" svg:width="0.83cm" svg:height="0.831cm" svg:x="30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83cm" svg:height="0.83cm" svg:x="8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0.83cm" svg:height="0.83cm" svg:x="8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0.83cm" svg:height="0.83cm" svg:x="18.729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3cm" svg:height="0.83cm" svg:x="18.729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0.83cm" svg:height="0.83cm" svg:x="19.229cm" svg:y="15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draw:layer="layout" svg:width="0.83cm" svg:height="0.83cm" svg:x="19.229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0.17cm" svg:y="1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67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" draw:layer="layout" svg:width="0.83cm" svg:height="0.83cm" svg:x="9.85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1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83cm" svg:height="0.83cm" svg:x="7.98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0.83cm" svg:height="0.83cm" svg:x="7.98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" draw:layer="layout" svg:width="0.83cm" svg:height="0.83cm" svg:x="9.86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" draw:layer="layout" svg:width="0.83cm" svg:height="0.83cm" svg:x="9.865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8.924cm" svg:y="7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831cm" svg:height="0.83cm" svg:x="18.5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" draw:layer="layout" svg:width="0.831cm" svg:height="0.83cm" svg:x="18.5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" draw:layer="layout" svg:width="0.83cm" svg:height="0.83cm" svg:x="20.382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" draw:layer="layout" svg:width="0.83cm" svg:height="0.83cm" svg:x="20.382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9.44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" draw:layer="layout" svg:width="0.83cm" svg:height="0.83cm" svg:x="12.84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" draw:layer="layout" svg:width="0.83cm" svg:height="0.83cm" svg:x="12.848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0.83cm" svg:height="0.83cm" svg:x="14.72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" draw:layer="layout" svg:width="0.83cm" svg:height="0.83cm" svg:x="14.72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29cm" svg:height="0.83cm" svg:x="13.789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3cm" svg:height="0.83cm" svg:x="21.323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67cm" svg:y="16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" draw:layer="layout" svg:width="0.829cm" svg:height="0.83cm" svg:x="12.40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" draw:layer="layout" svg:width="0.829cm" svg:height="0.83cm" svg:x="12.40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83cm" svg:height="0.83cm" svg:x="14.28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0.83cm" svg:height="0.83cm" svg:x="14.28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348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" draw:layer="layout" svg:width="0.83cm" svg:height="0.83cm" svg:x="16.17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6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229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" draw:layer="layout" svg:width="0.829cm" svg:height="0.83cm" svg:x="12.5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0.829cm" svg:height="0.83cm" svg:x="12.5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" draw:layer="layout" svg:width="0.83cm" svg:height="0.83cm" svg:x="14.38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" draw:layer="layout" svg:width="0.83cm" svg:height="0.83cm" svg:x="14.38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3.44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83cm" svg:height="0.83cm" svg:x="16.262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3cm" svg:height="0.83cm" svg:x="15.321cm" svg:y="12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" draw:layer="layout" svg:width="0.83cm" svg:height="0.83cm" svg:x="16.262cm" svg:y="11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0.83cm" svg:height="0.83cm" svg:x="8cm" svg:y="11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" draw:layer="layout" svg:width="0.83cm" svg:height="0.83cm" svg:x="8cm" svg:y="1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8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g>
          <draw:custom-shape draw:style-name="gr11" draw:text-style-name="P1" draw:layer="layout" svg:width="1.726cm" svg:height="1.726cm" svg:x="30.344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1" draw:layer="layout" svg:width="1.726cm" svg:height="1.727cm" svg:x="14.87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15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5.979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979cm" svg:y="15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15cm" svg:y="16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0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1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4.874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5.15cm" svg:y="7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64cm" svg:y="7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978cm" svg:y="7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18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8.689cm" svg:y="16.1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8cm" svg:x="15.2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5.963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6.378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5.549cm" svg:y="12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9.10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276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9.32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59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2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18.34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8.62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9.034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9.449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899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7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589cm" svg:y="11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4.003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4.003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3.17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20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065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79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20.651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7cm" svg:height="1.726cm" svg:x="32.773cm" svg:y="2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33.463cm" svg:y="2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7.69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5cm" svg:x="10.064cm" svg:y="7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7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7.275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8.1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6.77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12.775cm" svg:y="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604cm" svg:y="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20.774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049cm" svg:y="11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21.463cm" svg:y="11.6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21.878cm" svg:y="12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7cm" svg:x="12.5cm" svg:y="15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5cm" svg:x="12.776cm" svg:y="15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3.19cm" svg:y="16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5cm" svg:x="13.604cm" svg:y="1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7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8.104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7.276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.726cm" svg:height="1.726cm" svg:x="9.375cm" svg:y="1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5cm" svg:height="0.346cm" svg:x="10.479cm" svg:y="11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46cm" svg:height="0.346cm" svg:x="9.65cm" svg:y="12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frame draw:style-name="gr4" draw:layer="layout" svg:width="4.5cm" svg:height="2.75cm" svg:x="30cm" svg:y="1cm">
          <draw:text-box>
            <text:p>s 8</text:p>
          </draw:text-box>
        </draw:frame>
        <draw:g>
          <draw:g>
            <draw:custom-shape draw:style-name="gr6" draw:text-style-name="P1" draw:layer="layout" svg:width="4.354cm" svg:height="1.742cm" svg:x="30.5cm" svg:y="2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30.5cm" svg:y1="3.629cm" svg:x2="34.854cm" svg:y2="3.629cm">
              <text:p/>
            </draw:line>
            <draw:line draw:style-name="gr8" draw:text-style-name="P1" draw:layer="layout" svg:x1="31.371cm" svg:y1="2.758cm" svg:x2="31.371cm" svg:y2="4.5cm">
              <text:p/>
            </draw:line>
            <draw:line draw:style-name="gr8" draw:text-style-name="P1" draw:layer="layout" svg:x1="32.242cm" svg:y1="2.758cm" svg:x2="32.242cm" svg:y2="4.5cm">
              <text:p/>
            </draw:line>
            <draw:line draw:style-name="gr8" draw:text-style-name="P1" draw:layer="layout" svg:x1="33.112cm" svg:y1="2.758cm" svg:x2="33.112cm" svg:y2="4.5cm">
              <text:p/>
            </draw:line>
            <draw:line draw:style-name="gr8" draw:text-style-name="P1" draw:layer="layout" svg:x1="33.983cm" svg:y1="2.758cm" svg:x2="33.983cm" svg:y2="4.5cm">
              <text:p/>
            </draw:line>
          </draw:g>
          <draw:custom-shape draw:style-name="gr9" draw:text-style-name="P1" draw:layer="layout" svg:width="0.401cm" svg:height="0.401cm" svg:x="30.749cm" svg:y="3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7.146cm" svg:y="6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.146cm" svg:y1="7.629cm" svg:x2="11.5cm" svg:y2="7.629cm">
              <text:p/>
            </draw:line>
            <draw:line draw:style-name="gr8" draw:text-style-name="P1" draw:layer="layout" svg:x1="8.017cm" svg:y1="6.758cm" svg:x2="8.017cm" svg:y2="8.5cm">
              <text:p/>
            </draw:line>
            <draw:line draw:style-name="gr8" draw:text-style-name="P1" draw:layer="layout" svg:x1="8.888cm" svg:y1="6.758cm" svg:x2="8.888cm" svg:y2="8.5cm">
              <text:p/>
            </draw:line>
            <draw:line draw:style-name="gr8" draw:text-style-name="P1" draw:layer="layout" svg:x1="9.758cm" svg:y1="6.758cm" svg:x2="9.758cm" svg:y2="8.5cm">
              <text:p/>
            </draw:line>
            <draw:line draw:style-name="gr8" draw:text-style-name="P1" draw:layer="layout" svg:x1="10.629cm" svg:y1="6.758cm" svg:x2="10.629cm" svg:y2="8.5cm">
              <text:p/>
            </draw:line>
          </draw:g>
          <draw:custom-shape draw:style-name="gr9" draw:text-style-name="P1" draw:layer="layout" svg:width="0.401cm" svg:height="0.401cm" svg:x="7.395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277cm" svg:y="7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6.629cm" svg:x2="11.354cm" svg:y2="16.629cm">
              <text:p/>
            </draw:line>
            <draw:line draw:style-name="gr8" draw:text-style-name="P1" draw:layer="layout" svg:x1="7.871cm" svg:y1="15.758cm" svg:x2="7.871cm" svg:y2="17.5cm">
              <text:p/>
            </draw:line>
            <draw:line draw:style-name="gr8" draw:text-style-name="P1" draw:layer="layout" svg:x1="8.742cm" svg:y1="15.758cm" svg:x2="8.742cm" svg:y2="17.5cm">
              <text:p/>
            </draw:line>
            <draw:line draw:style-name="gr8" draw:text-style-name="P1" draw:layer="layout" svg:x1="9.612cm" svg:y1="15.758cm" svg:x2="9.612cm" svg:y2="17.5cm">
              <text:p/>
            </draw:line>
            <draw:line draw:style-name="gr8" draw:text-style-name="P1" draw:layer="layout" svg:x1="10.483cm" svg:y1="15.758cm" svg:x2="10.483cm" svg:y2="17.5cm">
              <text:p/>
            </draw:line>
          </draw:g>
          <draw:custom-shape draw:style-name="gr9" draw:text-style-name="P1" draw:layer="layout" svg:width="0.401cm" svg:height="0.401cm" svg:x="7.249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8.131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12.5cm" svg:y="6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5cm" svg:y1="7.371cm" svg:x2="16.854cm" svg:y2="7.371cm">
              <text:p/>
            </draw:line>
            <draw:line draw:style-name="gr8" draw:text-style-name="P1" draw:layer="layout" svg:x1="13.37cm" svg:y1="6.5cm" svg:x2="13.37cm" svg:y2="8.242cm">
              <text:p/>
            </draw:line>
            <draw:line draw:style-name="gr8" draw:text-style-name="P1" draw:layer="layout" svg:x1="14.241cm" svg:y1="6.5cm" svg:x2="14.241cm" svg:y2="8.242cm">
              <text:p/>
            </draw:line>
            <draw:line draw:style-name="gr8" draw:text-style-name="P1" draw:layer="layout" svg:x1="15.112cm" svg:y1="6.5cm" svg:x2="15.112cm" svg:y2="8.242cm">
              <text:p/>
            </draw:line>
            <draw:line draw:style-name="gr8" draw:text-style-name="P1" draw:layer="layout" svg:x1="15.983cm" svg:y1="6.5cm" svg:x2="15.983cm" svg:y2="8.242cm">
              <text:p/>
            </draw:line>
          </draw:g>
          <draw:custom-shape draw:style-name="gr9" draw:text-style-name="P1" draw:layer="layout" svg:width="0.4cm" svg:height="0.401cm" svg:x="12.749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3.631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514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5.396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192cm" svg:y="6.7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12.749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13.631cm" svg:y="7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1cm" svg:x="7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7cm" svg:y1="12.129cm" svg:x2="11.354cm" svg:y2="12.129cm">
              <text:p/>
            </draw:line>
            <draw:line draw:style-name="gr8" draw:text-style-name="P1" draw:layer="layout" svg:x1="7.87cm" svg:y1="11.258cm" svg:x2="7.87cm" svg:y2="13cm">
              <text:p/>
            </draw:line>
            <draw:line draw:style-name="gr8" draw:text-style-name="P1" draw:layer="layout" svg:x1="8.741cm" svg:y1="11.258cm" svg:x2="8.741cm" svg:y2="13cm">
              <text:p/>
            </draw:line>
            <draw:line draw:style-name="gr8" draw:text-style-name="P1" draw:layer="layout" svg:x1="9.612cm" svg:y1="11.258cm" svg:x2="9.612cm" svg:y2="13cm">
              <text:p/>
            </draw:line>
            <draw:line draw:style-name="gr8" draw:text-style-name="P1" draw:layer="layout" svg:x1="10.483cm" svg:y1="11.258cm" svg:x2="10.483cm" svg:y2="13cm">
              <text:p/>
            </draw:line>
          </draw:g>
          <draw:custom-shape draw:style-name="gr9" draw:text-style-name="P1" draw:layer="layout" svg:width="0.4cm" svg:height="0.401cm" svg:x="7.249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8.131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014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9.896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0.692cm" svg:y="11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2cm" svg:x="7.249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8.131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2cm" svg:x="9.014cm" svg:y="12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.1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.146cm" svg:y1="16.629cm" svg:x2="22.5cm" svg:y2="16.629cm">
              <text:p/>
            </draw:line>
            <draw:line draw:style-name="gr8" draw:text-style-name="P1" draw:layer="layout" svg:x1="19.017cm" svg:y1="15.758cm" svg:x2="19.017cm" svg:y2="17.5cm">
              <text:p/>
            </draw:line>
            <draw:line draw:style-name="gr8" draw:text-style-name="P1" draw:layer="layout" svg:x1="19.888cm" svg:y1="15.758cm" svg:x2="19.888cm" svg:y2="17.5cm">
              <text:p/>
            </draw:line>
            <draw:line draw:style-name="gr8" draw:text-style-name="P1" draw:layer="layout" svg:x1="20.758cm" svg:y1="15.758cm" svg:x2="20.758cm" svg:y2="17.5cm">
              <text:p/>
            </draw:line>
            <draw:line draw:style-name="gr8" draw:text-style-name="P1" draw:layer="layout" svg:x1="21.629cm" svg:y1="15.758cm" svg:x2="21.629cm" svg:y2="17.5cm">
              <text:p/>
            </draw:line>
          </draw:g>
          <draw:custom-shape draw:style-name="gr9" draw:text-style-name="P1" draw:layer="layout" svg:width="0.401cm" svg:height="0.4cm" svg:x="18.395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19.277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16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cm" svg:x="21.042cm" svg:y="16.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8cm" svg:y="11.2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8cm" svg:y1="12.129cm" svg:x2="22.354cm" svg:y2="12.129cm">
              <text:p/>
            </draw:line>
            <draw:line draw:style-name="gr8" draw:text-style-name="P1" draw:layer="layout" svg:x1="18.87cm" svg:y1="11.258cm" svg:x2="18.87cm" svg:y2="13cm">
              <text:p/>
            </draw:line>
            <draw:line draw:style-name="gr8" draw:text-style-name="P1" draw:layer="layout" svg:x1="19.741cm" svg:y1="11.258cm" svg:x2="19.741cm" svg:y2="13cm">
              <text:p/>
            </draw:line>
            <draw:line draw:style-name="gr8" draw:text-style-name="P1" draw:layer="layout" svg:x1="20.612cm" svg:y1="11.258cm" svg:x2="20.612cm" svg:y2="13cm">
              <text:p/>
            </draw:line>
            <draw:line draw:style-name="gr8" draw:text-style-name="P1" draw:layer="layout" svg:x1="21.483cm" svg:y1="11.258cm" svg:x2="21.483cm" svg:y2="13cm">
              <text:p/>
            </draw:line>
          </draw:g>
          <draw:custom-shape draw:style-name="gr9" draw:text-style-name="P1" draw:layer="layout" svg:width="0.4cm" svg:height="0.4cm" svg:x="18.249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19.131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014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0.896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cm" svg:x="21.692cm" svg:y="11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cm" svg:height="0.401cm" svg:x="18.249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9.131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014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20.896cm" svg:y="12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6" draw:text-style-name="P1" draw:layer="layout" svg:width="4.354cm" svg:height="1.742cm" svg:x="12.646cm" svg:y="15.7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1" draw:layer="layout" svg:x1="12.646cm" svg:y1="16.629cm" svg:x2="17cm" svg:y2="16.629cm">
              <text:p/>
            </draw:line>
            <draw:line draw:style-name="gr8" draw:text-style-name="P1" draw:layer="layout" svg:x1="13.517cm" svg:y1="15.758cm" svg:x2="13.517cm" svg:y2="17.5cm">
              <text:p/>
            </draw:line>
            <draw:line draw:style-name="gr8" draw:text-style-name="P1" draw:layer="layout" svg:x1="14.388cm" svg:y1="15.758cm" svg:x2="14.388cm" svg:y2="17.5cm">
              <text:p/>
            </draw:line>
            <draw:line draw:style-name="gr8" draw:text-style-name="P1" draw:layer="layout" svg:x1="15.258cm" svg:y1="15.758cm" svg:x2="15.258cm" svg:y2="17.5cm">
              <text:p/>
            </draw:line>
            <draw:line draw:style-name="gr8" draw:text-style-name="P1" draw:layer="layout" svg:x1="16.129cm" svg:y1="15.758cm" svg:x2="16.129cm" svg:y2="17.5cm">
              <text:p/>
            </draw:line>
          </draw:g>
          <draw:custom-shape draw:style-name="gr9" draw:text-style-name="P1" draw:layer="layout" svg:width="0.401cm" svg:height="0.401cm" svg:x="12.895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2.895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3.777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4.66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2cm" svg:height="0.401cm" svg:x="15.542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draw:layer="layout" svg:width="0.401cm" svg:height="0.401cm" svg:x="16.338cm" svg:y="16.8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6" draw:text-style-name="P1" draw:layer="layout" svg:width="4.354cm" svg:height="1.742cm" svg:x="18.146cm" svg:y="6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8.146cm" svg:y1="7.371cm" svg:x2="22.5cm" svg:y2="7.371cm">
                <text:p/>
              </draw:line>
              <draw:line draw:style-name="gr8" draw:text-style-name="P1" draw:layer="layout" svg:x1="19.017cm" svg:y1="6.5cm" svg:x2="19.017cm" svg:y2="8.242cm">
                <text:p/>
              </draw:line>
              <draw:line draw:style-name="gr8" draw:text-style-name="P1" draw:layer="layout" svg:x1="19.888cm" svg:y1="6.5cm" svg:x2="19.888cm" svg:y2="8.242cm">
                <text:p/>
              </draw:line>
              <draw:line draw:style-name="gr8" draw:text-style-name="P1" draw:layer="layout" svg:x1="20.758cm" svg:y1="6.5cm" svg:x2="20.758cm" svg:y2="8.242cm">
                <text:p/>
              </draw:line>
              <draw:line draw:style-name="gr8" draw:text-style-name="P1" draw:layer="layout" svg:x1="21.629cm" svg:y1="6.5cm" svg:x2="21.629cm" svg:y2="8.242cm">
                <text:p/>
              </draw:line>
            </draw:g>
            <draw:custom-shape draw:style-name="gr9" draw:text-style-name="P1" draw:layer="layout" svg:width="0.401cm" svg:height="0.401cm" svg:x="18.395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9.277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0.16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21.042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21.838cm" svg:y="6.7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8.146cm" svg:y="6.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6" draw:text-style-name="P1" draw:layer="layout" svg:width="4.354cm" svg:height="1.742cm" svg:x="12.5cm" svg:y="11.2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7" draw:text-style-name="P1" draw:layer="layout" svg:x1="12.5cm" svg:y1="12.129cm" svg:x2="16.854cm" svg:y2="12.129cm">
                <text:p/>
              </draw:line>
              <draw:line draw:style-name="gr8" draw:text-style-name="P1" draw:layer="layout" svg:x1="13.371cm" svg:y1="11.258cm" svg:x2="13.371cm" svg:y2="13cm">
                <text:p/>
              </draw:line>
              <draw:line draw:style-name="gr8" draw:text-style-name="P1" draw:layer="layout" svg:x1="14.242cm" svg:y1="11.258cm" svg:x2="14.242cm" svg:y2="13cm">
                <text:p/>
              </draw:line>
              <draw:line draw:style-name="gr8" draw:text-style-name="P1" draw:layer="layout" svg:x1="15.112cm" svg:y1="11.258cm" svg:x2="15.112cm" svg:y2="13cm">
                <text:p/>
              </draw:line>
              <draw:line draw:style-name="gr8" draw:text-style-name="P1" draw:layer="layout" svg:x1="15.983cm" svg:y1="11.258cm" svg:x2="15.983cm" svg:y2="13cm">
                <text:p/>
              </draw:line>
            </draw:g>
            <draw:custom-shape draw:style-name="gr9" draw:text-style-name="P1" draw:layer="layout" svg:width="0.401cm" svg:height="0.401cm" svg:x="12.749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3.631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4.514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2cm" svg:height="0.401cm" svg:x="15.396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6.192cm" svg:y="11.5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401cm" svg:height="0.401cm" svg:x="12.749cm" svg:y="12.3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75" draw:text-style-name="P1" draw:layer="layout" svg:width="4.354cm" svg:height="0.871cm" svg:x="12.5cm" svg:y="11.258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4.354cm" svg:height="0.87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7cm" svg:y="11.25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4.354cm" svg:height="0.871cm" svg:x="18cm" svg:y="11.2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5.75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4.354cm" svg:height="0.871cm" svg:x="12.646cm" svg:y="16.62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1" draw:text-style-name="P2" draw:layer="layout" svg:width="4cm" svg:height="3.314cm" svg:x="24.2cm" svg:y="2.48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7.15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1.819cm">
          <text:p text:style-name="P1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24.2cm" svg:y="16.486cm"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7.5cm" svg:height="15cm" svg:x="6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cm" svg:height="3.314cm" svg:x="1.5cm" svg:y="2.5cm"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7.167cm"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1.833cm"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3.314cm" svg:x="1.5cm" svg:y="16.5cm">
          <text:p text:style-name="P1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6.525cm" svg:height="13.613cm" svg:x="6.5cm" svg:y="5.1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1"><text:span text:style-name="T2"><text:s/></text:span></text:p>
              </table:table-cell>
              <table:table-cell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4" draw:layer="layout" svg:width="4.5cm" svg:height="2.75cm" svg:x="30cm" svg:y="1cm">
          <draw:text-box>
            <text:p>s 9</text:p>
          </draw:text-box>
        </draw:frame>
        <draw:custom-shape draw:style-name="gr77" draw:text-style-name="P1" draw:layer="layout" svg:width="0.828cm" svg:height="0.828cm" draw:transform="rotate (0.523598775598299) translate (-16.205cm 9.75cm)">
          <text:p/>
          <draw:enhanced-geometry svg:viewBox="0 0 21600 21600" draw:type="rectangle" draw:enhanced-path="M 0 0 L 21600 0 21600 21600 0 21600 0 0 Z N"/>
        </draw:custom-shape>
        <draw:g>
          <draw:custom-shape draw:style-name="gr77" draw:text-style-name="P1" draw:layer="layout" svg:width="0.828cm" svg:height="0.828cm" draw:transform="rotate (0.523598775598299) translate (8cm 16.78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99) translate (8.717cm 16.36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8cm" svg:height="0.827cm" draw:transform="rotate (0.523598775598299) translate (7.5cm 7.78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7cm" draw:transform="rotate (0.523598775598299) translate (8.217cm 7.37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7cm" draw:transform="rotate (0.523598775598299) translate (8.933cm 6.9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7" draw:text-style-name="P1" draw:layer="layout" svg:width="0.827cm" svg:height="0.828cm" draw:transform="rotate (0.523598775598299) translate (20.87cm 6.413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99) translate (18.719cm 7.65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7cm" svg:height="0.828cm" draw:transform="rotate (0.523598775598299) translate (19.436cm 7.24cm)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1" draw:layer="layout" svg:width="0.828cm" svg:height="0.828cm" draw:transform="rotate (0.523598775598299) translate (20.153cm 6.827cm)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1" draw:layer="layout" svg:width="3.865cm" svg:height="0.773cm" draw:transform="rotate (0.523598775598299) translate (18.5cm 17.331cm)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77" draw:text-style-name="P1" draw:layer="layout" svg:width="0.65cm" svg:height="0.65cm" draw:transform="rotate (0.523598775598299) translate (15.612cm 11.31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486cm 11.96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2.798cm 12.93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99) translate (13.361cm 12.61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3.923cm 12.28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5.049cm 11.63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99) translate (12.798cm 12.937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49cm" svg:height="0.65cm" draw:transform="rotate (0.523598775598299) translate (15.876cm 15.3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5.314cm 15.7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188cm 16.3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2.5cm 17.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49cm" svg:height="0.65cm" draw:transform="rotate (0.523598775598299) translate (13.063cm 17.00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3.625cm 16.6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5cm" svg:height="0.65cm" draw:transform="rotate (0.523598775598299) translate (14.751cm 16.0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249cm" svg:height="0.65cm" draw:transform="rotate (0.523598775598299) translate (12.5cm 17.33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612cm" svg:height="0.611cm" draw:transform="rotate (0.523598775598299) translate (10.664cm 10.80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10.134cm 11.1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9.605cm 11.417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8.546cm 12.02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6.958cm 12.94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1cm" svg:height="0.611cm" draw:transform="rotate (0.523598775598299) translate (7.487cm 12.6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99) translate (8.016cm 12.334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612cm" svg:height="0.611cm" draw:transform="rotate (0.523598775598299) translate (9.075cm 11.723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3.057cm" svg:height="0.611cm" draw:transform="rotate (0.523598775598299) translate (6.958cm 12.945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77" draw:text-style-name="P1" draw:layer="layout" svg:width="0.578cm" svg:height="0.578cm" draw:transform="rotate (0.523598775598299) translate (16.402cm 6.08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5.901cm 6.378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5.401cm 6.666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4.901cm 6.955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3.901cm 7.533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2.4cm 8.399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2.9cm 8.11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8cm" svg:height="0.578cm" draw:transform="rotate (0.523598775598299) translate (13.4cm 7.822cm)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1" draw:layer="layout" svg:width="0.577cm" svg:height="0.578cm" draw:transform="rotate (0.523598775598299) translate (14.401cm 7.244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5" draw:text-style-name="P1" draw:layer="layout" svg:width="2.888cm" svg:height="0.578cm" draw:transform="rotate (0.523598775598299) translate (12.4cm 8.39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6" draw:text-style-name="P1" draw:layer="layout" svg:width="2.787cm" svg:height="0.558cm" draw:transform="rotate (0.523598775598299) translate (17.7cm 13.117cm)">
            <text:p/>
            <draw:enhanced-geometry svg:viewBox="0 0 21600 21600" draw:type="rectangle" draw:enhanced-path="M 0 0 L 21600 0 21600 21600 0 21600 0 0 Z N"/>
          </draw:custom-shape>
          <draw:custom-shape draw:style-name="gr76" draw:text-style-name="P1" draw:layer="layout" svg:width="2.788cm" svg:height="0.558cm" draw:transform="rotate (0.523598775598299) translate (20.114cm 11.724cm)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" draw:layer="layout" svg:width="2.214cm" svg:height="1.292cm" svg:x="26.5cm" svg:y="15.709cm">
          <draw:image xlink:href="Pictures/100002010000012C000000AF1B6F633F.png" xlink:type="simple" xlink:show="embed" xlink:actuate="onLoad">
            <text:p/>
          </draw:image>
        </draw:frame>
        <draw:frame draw:style-name="gr5" draw:text-style-name="P1" draw:layer="layout" svg:width="1.489cm" svg:height="1.617cm" svg:x="27.025cm" svg:y="6.601cm">
          <draw:image xlink:href="Pictures/10000201000001140000012C76D41E36.png" xlink:type="simple" xlink:show="embed" xlink:actuate="onLoad">
            <text:p/>
          </draw:image>
        </draw:frame>
        <draw:frame draw:style-name="gr5" draw:text-style-name="P1" draw:layer="layout" svg:width="2cm" svg:height="1cm" svg:x="26.7cm" svg:y="11.202cm">
          <draw:image xlink:href="Pictures/100002010000012C00000096CF400556.png" xlink:type="simple" xlink:show="embed" xlink:actuate="onLoad">
            <text:p/>
          </draw:image>
        </draw:frame>
        <draw:frame draw:style-name="gr5" draw:text-style-name="P1" draw:layer="layout" svg:width="1.63cm" svg:height="1.641cm" svg:x="1.1cm" svg:y="6.501cm">
          <draw:image xlink:href="Pictures/100002010000012A0000012C2B2303EC.png" xlink:type="simple" xlink:show="embed" xlink:actuate="onLoad">
            <text:p/>
          </draw:image>
        </draw:frame>
        <draw:frame draw:style-name="gr5" draw:text-style-name="P1" draw:layer="layout" svg:width="1.5cm" svg:height="1.505cm" svg:x="1cm" svg:y="1.997cm">
          <draw:image xlink:href="Pictures/100002010000012B0000012C25093A87.png" xlink:type="simple" xlink:show="embed" xlink:actuate="onLoad">
            <text:p/>
          </draw:image>
        </draw:frame>
        <draw:frame draw:style-name="gr5" draw:text-style-name="P1" draw:layer="layout" svg:width="2.018cm" svg:height="1.5cm" svg:x="1.081cm" svg:y="15.876cm">
          <draw:image xlink:href="Pictures/100002010000012C000000DFFF22775B.png" xlink:type="simple" xlink:show="embed" xlink:actuate="onLoad">
            <text:p/>
          </draw:image>
        </draw:frame>
        <draw:frame draw:style-name="gr5" draw:text-style-name="P1" draw:layer="layout" svg:width="1.579cm" svg:height="1.5cm" svg:x="27.12cm" svg:y="2.001cm">
          <draw:image xlink:href="Pictures/100002010000012C0000011D3CC6B740.png" xlink:type="simple" xlink:show="embed" xlink:actuate="onLoad">
            <text:p/>
          </draw:image>
        </draw:frame>
        <draw:frame draw:style-name="gr3" draw:text-style-name="P1" draw:layer="layout" svg:width="1.506cm" svg:height="1.5cm" svg:x="1.124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10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447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247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847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497cm" svg:y="1.75cm">
        <text:p text:style-name="MP2"><text:span text:style-name="MT3">B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2:08:55</dc:date>
    <meta:editing-duration>PT20H18M52S</meta:editing-duration>
    <meta:editing-cycles>95</meta:editing-cycles>
    <meta:generator>LibreOffice/3.5$Linux_X86_64 LibreOffice_project/350m1$Build-2</meta:generator>
    <meta:print-date>2012-08-06T20:09:53</meta:print-date>
    <meta:document-statistic meta:object-count="1129"/>
  </office:meta>
</office:document-meta>
</file>